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bottom" draw:auto-grow-height="false" fo:min-height="2.222cm" fo:min-width="23.234cm"/>
      <style:paragraph-properties style:writing-mode="lr-tb"/>
    </style:style>
    <style:style style:name="gr2" style:family="graphic" style:parent-style-name="standard">
      <style:graphic-properties draw:marker-start="Puntas_20_de_20_flecha_20_2" draw:fill-color="#dee7e5" draw:textarea-horizontal-align="justify" draw:textarea-vertical-align="bottom" draw:auto-grow-height="false" fo:min-height="6.518cm" fo:min-width="22.768cm"/>
      <style:paragraph-properties style:writing-mode="lr-tb"/>
    </style:style>
    <style:style style:name="gr3" style:family="graphic" style:parent-style-name="standard">
      <style:graphic-properties draw:fill-color="#dee7e5" draw:textarea-horizontal-align="justify" draw:textarea-vertical-align="bottom" draw:auto-grow-height="false" fo:min-height="2.807cm" fo:min-width="23.1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68cm" fo:min-width="4.844cm"/>
      <style:paragraph-properties style:writing-mode="lr-tb"/>
    </style:style>
    <style:style style:name="gr5" style:family="graphic" style:parent-style-name="standard">
      <style:graphic-properties draw:fill-color="#81aca6" draw:textarea-horizontal-align="justify" draw:textarea-vertical-align="middle" draw:auto-grow-height="false" fo:min-height="1.068cm" fo:min-width="4.844cm"/>
      <style:paragraph-properties style:writing-mode="lr-tb"/>
    </style:style>
    <style:style style:name="gr6" style:family="graphic" style:parent-style-name="standard">
      <style:graphic-properties draw:fill-color="#b7b3ca" draw:textarea-horizontal-align="justify" draw:textarea-vertical-align="middle" draw:auto-grow-height="false" fo:min-height="1.299cm" fo:min-width="2.526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467cm" fo:min-width="0cm"/>
    </style:style>
    <style:style style:name="gr8" style:family="graphic" style:parent-style-name="standard">
      <style:graphic-properties draw:stroke="none" svg:stroke-color="#000000" draw:fill="none" draw:fill-color="#ffffff" fo:min-height="1.716cm"/>
      <style:paragraph-properties style:writing-mode="lr-tb"/>
    </style:style>
    <style:style style:name="gr9" style:family="graphic" style:parent-style-name="standard">
      <style:graphic-properties draw:fill-color="#b7b3ca" draw:textarea-horizontal-align="justify" draw:textarea-vertical-align="middle" draw:auto-grow-height="false" fo:min-height="1.299cm" fo:min-width="2.527cm"/>
      <style:paragraph-properties style:writing-mode="lr-tb"/>
    </style:style>
    <style:style style:name="gr10" style:family="graphic" style:parent-style-name="standard">
      <style:graphic-properties draw:fill-color="#b7b3ca" draw:textarea-horizontal-align="justify" draw:textarea-vertical-align="middle" draw:auto-grow-height="false" fo:min-height="1.298cm" fo:min-width="2.5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2" style:family="graphic" style:parent-style-name="standard">
      <style:graphic-properties draw:fill-color="#b7b3ca" draw:textarea-horizontal-align="justify" draw:textarea-vertical-align="middle" draw:auto-grow-height="false" fo:min-height="1.556cm" fo:min-width="2.929cm"/>
      <style:paragraph-properties style:writing-mode="lr-tb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2.554cm" fo:min-width="0cm"/>
    </style:style>
    <style:style style:name="gr14" style:family="graphic" style:parent-style-name="standard">
      <style:graphic-properties draw:fill-color="#ff6d6d" draw:textarea-horizontal-align="justify" draw:textarea-vertical-align="middle" draw:auto-grow-height="false" fo:min-height="1.299cm" fo:min-width="2.528cm"/>
      <style:paragraph-properties style:writing-mode="lr-tb"/>
    </style:style>
    <style:style style:name="gr15" style:family="graphic" style:parent-style-name="standard">
      <style:graphic-properties draw:fill-color="#81aca6" draw:textarea-horizontal-align="justify" draw:textarea-vertical-align="middle" draw:auto-grow-height="false" fo:min-height="1.299cm" fo:min-width="2.528cm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1.754cm" fo:min-width="0cm"/>
    </style:style>
    <style:style style:name="gr1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8" style:family="graphic" style:parent-style-name="standard">
      <style:graphic-properties draw:fill-color="#ff6d6d" draw:textarea-horizontal-align="justify" draw:textarea-vertical-align="middle" draw:auto-grow-height="false" fo:min-height="1.299cm" fo:min-width="2.527cm"/>
      <style:paragraph-properties style:writing-mode="lr-tb"/>
    </style:style>
    <style:style style:name="gr19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draw:marker-start-width="0.5cm" draw:marker-end="Puntas_20_de_20_flecha_20_1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fo:min-height="0.862cm"/>
      <style:paragraph-properties style:writing-mode="lr-tb"/>
    </style:style>
    <style:style style:name="gr22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52cm" fo:min-width="2.637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2.154cm" fo:min-width="0cm"/>
    </style:style>
    <style:style style:name="gr24" style:family="graphic" style:parent-style-name="standard">
      <style:graphic-properties svg:stroke-width="0.2cm" draw:textarea-horizontal-align="justify" draw:textarea-vertical-align="middle" draw:auto-grow-height="false" fo:min-height="0.957cm" fo:min-width="2.471cm" fo:padding-top="0.225cm" fo:padding-bottom="0.225cm" fo:padding-left="0.35cm" fo:padding-right="0.35cm"/>
      <style:paragraph-properties style:writing-mode="lr-tb"/>
    </style:style>
    <style:style style:name="gr25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25cm" fo:min-width="2.473cm" fo:padding-top="0.125cm" fo:padding-bottom="0.125cm" fo:padding-left="0.25cm" fo:padding-right="0.25cm"/>
    </style:style>
    <style:style style:name="gr26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3.032cm" fo:min-width="0cm" fo:padding-top="0.125cm" fo:padding-bottom="0.125cm" fo:padding-left="0.25cm" fo:padding-right="0.25cm"/>
    </style:style>
    <style:style style:name="gr27" style:family="graphic" style:parent-style-name="standard">
      <style:graphic-properties draw:textarea-horizontal-align="justify" draw:textarea-vertical-align="middle" draw:auto-grow-height="false" fo:min-height="10.032cm" fo:min-width="1.532cm"/>
      <style:paragraph-properties style:writing-mode="lr-tb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.5cm" fo:min-width="1.704cm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0" style:family="graphic" style:parent-style-name="standard">
      <style:graphic-properties draw:fill-color="#00a933" draw:textarea-vertical-align="middle" draw:auto-grow-height="false" fo:min-height="0.399cm" fo:min-width="0.638cm"/>
    </style:style>
    <style:style style:name="gr31" style:family="graphic" style:parent-style-name="standard">
      <style:graphic-properties draw:fill-color="#ff0000" draw:textarea-horizontal-align="justify" draw:textarea-vertical-align="middle" draw:auto-grow-height="false" fo:min-height="1.954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812cm" fo:min-width="0.56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dee7e5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81aca6"/>
      <style:paragraph-properties fo:text-align="center" style:writing-mode="lr-tb"/>
    </style:style>
    <style:style style:name="P5" style:family="paragraph">
      <loext:graphic-properties draw:fill-color="#b7b3ca"/>
      <style:paragraph-properties fo:text-align="center" style:writing-mode="lr-tb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6d6d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a933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4cm" svg:height="2.738cm" svg:x="4.25cm" svg:y="1.5cm">
          <text:p text:style-name="P1">Usu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4cm" svg:height="2.738cm" svg:x="4.25cm" svg:y="4.5cm">
          <text:p text:style-name="P1">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4cm" svg:height="7.5cm" svg:x="4.25cm" svg:y="7.85cm">
          <text:p text:style-name="P1">Sistema Operat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4cm" svg:height="3.387cm" svg:x="4cm" svg:y="16.363cm">
          <text:p text:style-name="P1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486cm" svg:height="1.46cm" svg:x="16.127cm" svg:y="2cm">
          <text:p text:style-name="P3">Copia de</text:p>
          <text:p text:style-name="P3">segurid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486cm" svg:height="1.46cm" svg:x="22.014cm" svg:y="2cm">
          <text:p text:style-name="P3">Herramientas</text:p>
          <text:p text:style-name="P3">Y utilidad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486cm" svg:height="1.46cm" svg:x="21.393cm" svg:y="5.048cm">
          <text:p text:style-name="P3">Sistema de</text:p>
          <text:p text:style-name="P3">Segurid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192cm" svg:height="1.715cm" svg:x="4.942cm" svg:y="8.456cm">
          <text:p text:style-name="P3">Proces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192cm" svg:height="1.715cm" svg:x="4.942cm" svg:y="11.885cm">
          <text:p text:style-name="P3">Planificador</text:p>
          <text:p text:style-name="P3">de proces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798cm" svg:height="2.143cm" svg:x="6.139cm" svg:y="9.95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8" draw:layer="layout" svg:width="4.025cm" svg:height="1.966cm" svg:x="6.338cm" svg:y="10.236cm">
          <draw:text-box>
            <text:p text:style-name="P7"><text:span text:style-name="T1">Gestión de </text:span></text:p>
            <text:p text:style-name="P7"><text:span text:style-name="T1">procesos</text:span></text:p>
          </draw:text-box>
        </draw:frame>
        <draw:custom-shape draw:style-name="gr9" draw:text-style-name="P5" draw:layer="layout" svg:width="3.193cm" svg:height="1.715cm" svg:x="9.504cm" svg:y="8.35cm">
          <text:p text:style-name="P3">Sw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93cm" svg:height="1.714cm" svg:x="9.504cm" svg:y="11.779cm">
          <text:p text:style-name="P3">Gestor de</text:p>
          <text:p text:style-name="P3">Memor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798cm" svg:height="2.143cm" svg:x="10.702cm" svg:y="9.8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9" draw:layer="layout" svg:width="3.991cm" svg:height="1.361cm" svg:x="11.58cm" svg:y="10.239cm">
          <draw:text-box>
            <text:p text:style-name="P7"><text:span text:style-name="T2">Segmentos de procesos</text:span></text:p>
          </draw:text-box>
        </draw:frame>
        <draw:custom-shape draw:style-name="gr12" draw:text-style-name="P5" xml:id="id1" draw:id="id1" draw:layer="layout" svg:width="3.623cm" svg:height="2cm" svg:x="9.231cm" svg:y="16.493cm">
          <text:p text:style-name="P3">Memoria</text:p>
          <text:p text:style-name="P3">Virtu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679cm" svg:height="3.5cm" svg:x="10.816cm" svg:y="13.2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0" draw:layer="layout" svg:width="3.194cm" svg:height="1.715cm" svg:x="16.476cm" svg:y="8.385cm">
          <text:p text:style-name="P3">Sistema de </text:p>
          <text:p text:style-name="P3">E/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3.194cm" svg:height="1.715cm" svg:x="24.377cm" svg:y="8.35cm">
          <text:p text:style-name="P3">Sistema de</text:p>
          <text:p text:style-name="P3">Archiv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68cm" svg:height="2.5cm" svg:x="25.578cm" svg:y="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9" draw:layer="layout" svg:width="5.66cm" svg:height="1.361cm" svg:x="5.156cm" svg:y="15.35cm">
          <draw:text-box>
            <text:p text:style-name="P7"><text:span text:style-name="T2">Segmentos de procesos</text:span></text:p>
          </draw:text-box>
        </draw:frame>
        <draw:custom-shape draw:style-name="gr18" draw:text-style-name="P10" draw:layer="layout" svg:width="3.193cm" svg:height="1.715cm" svg:x="13.736cm" svg:y="12.6cm">
          <text:p text:style-name="P3">Sp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193cm" svg:height="1.715cm" svg:x="17.585cm" svg:y="12.6cm">
          <text:p text:style-name="P3">Buffer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3.193cm" svg:height="1.715cm" svg:x="21.434cm" svg:y="12.6cm">
          <text:p text:style-name="P3">D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1" draw:layer="layout" svg:x1="18.061cm" svg:y1="9.85cm" svg:x2="18.061cm" svg:y2="11.1cm">
          <text:p/>
        </draw:line>
        <draw:line draw:style-name="gr19" draw:text-style-name="P11" draw:layer="layout" svg:x1="15.571cm" svg:y1="11.1cm" svg:x2="19.873cm" svg:y2="11.1cm">
          <text:p/>
        </draw:line>
        <draw:line draw:style-name="gr20" draw:text-style-name="P11" draw:layer="layout" svg:x1="15.571cm" svg:y1="11.1cm" svg:x2="15.571cm" svg:y2="12.85cm">
          <text:p/>
        </draw:line>
        <draw:line draw:style-name="gr20" draw:text-style-name="P11" draw:layer="layout" svg:x1="19.873cm" svg:y1="11.1cm" svg:x2="19.873cm" svg:y2="12.85cm">
          <text:p/>
        </draw:line>
        <draw:frame draw:style-name="gr21" draw:text-style-name="P9" draw:layer="layout" svg:width="3.99cm" svg:height="1.112cm" svg:x="15.656cm" svg:y="11.239cm">
          <draw:text-box>
            <text:p text:style-name="P7"><text:span text:style-name="T2">Datos de salida</text:span></text:p>
          </draw:text-box>
        </draw:frame>
        <draw:custom-shape draw:style-name="gr22" draw:text-style-name="P3" draw:layer="layout" svg:width="4.981cm" svg:height="1.75cm" svg:x="13.533cm" svg:y="16.6cm">
          <text:p text:style-name="P3">Impresor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0.68cm" svg:height="3cm" svg:x="15.344cm" svg:y="13.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99cm" svg:height="1.112cm" svg:x="15.571cm" svg:y="15.35cm">
          <draw:text-box>
            <text:p text:style-name="P7"><text:span text:style-name="T2">Datos de salida</text:span></text:p>
          </draw:text-box>
        </draw:frame>
        <draw:custom-shape draw:style-name="gr24" draw:text-style-name="P3" xml:id="id2" draw:id="id2" draw:layer="layout" svg:width="3.17cm" svg:height="2.25cm" svg:x="21.684cm" svg:y="16.6cm">
          <text:p text:style-name="P3">H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6" draw:layer="layout" svg:width="0.679cm" svg:height="3cm" svg:x="22.816cm" svg:y="13.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7" draw:layer="layout" svg:width="3.396cm" svg:height="1cm" svg:x="19.42cm" svg:y="8.8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7" draw:layer="layout" svg:width="0.906cm" svg:height="3.75cm" svg:x="22.363cm" svg:y="9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9" draw:layer="layout" svg:width="3.99cm" svg:height="1.112cm" svg:x="20.099cm" svg:y="8.35cm">
          <draw:text-box>
            <text:p text:style-name="P7"><text:span text:style-name="T2">Datos de E/S</text:span></text:p>
          </draw:text-box>
        </draw:frame>
        <draw:custom-shape draw:style-name="gr4" draw:text-style-name="P3" draw:layer="layout" svg:width="5.486cm" svg:height="1.46cm" svg:x="10.5cm" svg:y="5.04cm">
          <text:p text:style-name="P3">Interfa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2.25cm" svg:height="10.5cm" svg:x="1.5cm" svg:y="8.35cm">
          <text:p text:style-name="P7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2.75cm" svg:height="1.5cm" svg:x="2.25cm" svg:y="10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6" draw:layer="layout" svg:width="2.75cm" svg:height="1.5cm" svg:x="2.25cm" svg:y="1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9" draw:text-style-name="P11" draw:layer="layout" draw:type="curve" draw:line-skew="0.206cm 3.946cm" svg:x1="11.042cm" svg:y1="18.493cm" svg:x2="21.684cm" svg:y2="17.725cm" draw:start-shape="id1" draw:start-glue-point="2" draw:end-shape="id2" draw:end-glue-point="6" svg:d="M11042 18493c0 1062 5062 886 7529 428s2336-1196 3113-1196" svg:viewBox="0 0 10643 1557">
          <text:p/>
        </draw:connector>
        <draw:custom-shape draw:style-name="gr4" draw:text-style-name="P3" draw:layer="layout" svg:width="5.486cm" svg:height="1.46cm" svg:x="10.241cm" svg:y="2.041cm">
          <text:p text:style-name="P3">Ofimát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2cm" svg:height="2.75cm" svg:x="8.5cm" svg:y="3.75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1" draw:text-style-name="P6" draw:layer="layout" svg:width="0.68cm" svg:height="2.75cm" svg:x="19.5cm" svg:y="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7" draw:layer="layout" svg:width="1.5cm" svg:height="1.5cm" svg:x="19cm" svg:y="16.75cm">
          <text:p text:style-name="P7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1" draw:display-name="Puntas de flecha 1" svg:viewBox="0 0 20 40" svg:d="M0 40l10-40 10 40z"/>
    <draw:marker draw:name="Puntas_20_de_20_flecha_20_2" draw:display-name="Puntas de flecha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2T19:18:22.095000000</meta:creation-date>
    <dc:date>2021-10-12T23:05:44.566000000</dc:date>
    <meta:editing-duration>PT30M15S</meta:editing-duration>
    <meta:editing-cycles>5</meta:editing-cycles>
    <meta:generator>LibreOffice/7.1.4.2$Windows_X86_64 LibreOffice_project/a529a4fab45b75fefc5b6226684193eb000654f6</meta:generator>
    <meta:document-statistic meta:object-count="46"/>
  </office:meta>
</office:document-meta>
</file>